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office:value-type="string">
            <text:p>YES</text:p>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21:27:03</dc:date>
    <meta:editing-duration>P3DT2H37M15S</meta:editing-duration>
    <meta:editing-cycles>315</meta:editing-cycles>
    <meta:generator>LibreOffice/3.6$MacOSX_x86 LibreOffice_project/e29a214-2bbed72-0621de6-a97528c-8f066d</meta:generator>
    <meta:document-statistic meta:table-count="1" meta:cell-count="18349" meta:object-count="0"/>
  </office:meta>
</office:document-meta>
</file>